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.699cm" fo:min-width="4.751cm"/>
    </style:style>
    <style:style style:name="gr2" style:family="graphic" style:parent-style-name="standard">
      <style:graphic-properties draw:fill-color="#cccccc" draw:textarea-horizontal-align="justify" draw:textarea-vertical-align="top" draw:auto-grow-height="false" fo:min-height="4.221cm" fo:min-width="4.479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cccccc" draw:textarea-horizontal-align="justify" draw:textarea-vertical-align="top" draw:auto-grow-height="false" fo:min-height="0.896cm" fo:min-width="3.313cm"/>
    </style:style>
    <style:style style:name="gr6" style:family="graphic" style:parent-style-name="objectwithoutfill">
      <style:graphic-properties draw:stroke="dash" draw:stroke-dash="Fine_20_Dashe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dash" draw:stroke-dash="Ultrafine_20_Dashed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163cm" fo:min-width="1.024cm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0.792cm" fo:min-width="4.849cm"/>
    </style:style>
    <style:style style:name="gr10" style:family="graphic" style:parent-style-name="standard">
      <style:graphic-properties draw:fill-color="#cccccc" draw:textarea-horizontal-align="justify" draw:textarea-vertical-align="top" draw:auto-grow-height="false" fo:min-height="1.814cm" fo:min-width="4.739cm"/>
    </style:style>
    <style:style style:name="gr11" style:family="graphic" style:parent-style-name="standard">
      <style:graphic-properties draw:textarea-horizontal-align="justify" draw:textarea-vertical-align="middle" draw:auto-grow-height="false" fo:min-height="0.766cm" fo:min-width="0.897cm"/>
    </style:style>
    <style:style style:name="gr12" style:family="graphic" style:parent-style-name="standard">
      <style:graphic-properties draw:fill-color="#cccccc" draw:textarea-horizontal-align="justify" draw:textarea-vertical-align="top" draw:auto-grow-height="false" fo:min-height="0.553cm" fo:min-width="3.351cm"/>
    </style:style>
    <style:style style:name="gr13" style:family="graphic" style:parent-style-name="standard">
      <style:graphic-properties draw:fill-color="#cccccc" draw:textarea-horizontal-align="justify" draw:textarea-vertical-align="middle" draw:auto-grow-height="false" fo:min-height="0.323cm" fo:min-width="1.724cm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1.23cm"/>
    </style:style>
    <style:style style:name="gr15" style:family="graphic" style:parent-style-name="standard">
      <style:graphic-properties draw:textarea-horizontal-align="justify" draw:textarea-vertical-align="middle" draw:auto-grow-height="false" fo:min-height="0.417cm" fo:min-width="1.31cm"/>
    </style:style>
    <style:style style:name="gr16" style:family="graphic" style:parent-style-name="standard">
      <style:graphic-properties draw:textarea-horizontal-align="justify" draw:textarea-vertical-align="middle" draw:auto-grow-height="false" fo:min-height="0.417cm" fo:min-width="1.817cm"/>
    </style:style>
    <style:style style:name="gr17" style:family="graphic" style:parent-style-name="objectwithoutfill">
      <style:graphic-properties draw:stroke="dash" draw:stroke-dash="Fine_20_Dashed"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textarea-horizontal-align="justify" draw:textarea-vertical-align="middle" draw:auto-grow-height="false" fo:min-height="0.385cm" fo:min-width="1.659cm"/>
    </style:style>
    <style:style style:name="gr1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textarea-horizontal-align="justify" draw:textarea-vertical-align="middle" draw:auto-grow-height="false" fo:min-height="0.385cm" fo:min-width="0.516cm"/>
    </style:style>
    <style:style style:name="gr21" style:family="graphic" style:parent-style-name="standard">
      <style:graphic-properties draw:textarea-horizontal-align="justify" draw:textarea-vertical-align="middle" draw:auto-grow-height="false" fo:min-height="0.417cm" fo:min-width="2.96cm"/>
    </style:style>
    <style:style style:name="gr22" style:family="graphic" style:parent-style-name="standard">
      <style:graphic-properties draw:fill-color="#dddddd" draw:textarea-horizontal-align="justify" draw:textarea-vertical-align="top" draw:auto-grow-height="false" fo:min-height="1.929cm" fo:min-width="4.727cm"/>
    </style:style>
    <style:style style:name="gr23" style:family="graphic" style:parent-style-name="standard">
      <style:graphic-properties draw:fill-color="#cccccc" draw:textarea-horizontal-align="justify" draw:textarea-vertical-align="top" draw:auto-grow-height="false" fo:min-height="1.241cm" fo:min-width="3.277cm"/>
    </style:style>
    <style:style style:name="gr24" style:family="graphic" style:parent-style-name="standard">
      <style:graphic-properties draw:textarea-horizontal-align="justify" draw:textarea-vertical-align="middle" draw:auto-grow-height="false" fo:min-height="1.02cm" fo:min-width="1.484cm"/>
    </style:style>
    <style:style style:name="gr25" style:family="graphic" style:parent-style-name="standard">
      <style:graphic-properties draw:textarea-horizontal-align="justify" draw:textarea-vertical-align="middle" draw:auto-grow-height="false" fo:min-height="0.132cm" fo:min-width="0.643cm"/>
    </style:style>
    <style:style style:name="gr26" style:family="graphic" style:parent-style-name="standard">
      <style:graphic-properties draw:textarea-horizontal-align="justify" draw:textarea-vertical-align="middle" draw:auto-grow-height="false" fo:min-height="0.385cm" fo:min-width="4.961cm"/>
    </style:style>
    <style:style style:name="gr27" style:family="graphic" style:parent-style-name="standard">
      <style:graphic-properties draw:fill-color="#cccccc" draw:textarea-horizontal-align="justify" draw:textarea-vertical-align="middle" draw:auto-grow-height="false" fo:min-height="0.095cm" fo:min-width="1.168cm"/>
    </style:style>
    <style:style style:name="gr28" style:family="graphic" style:parent-style-name="standard">
      <style:graphic-properties draw:fill-color="#dddddd" draw:textarea-horizontal-align="justify" draw:textarea-vertical-align="top" draw:auto-grow-height="false" fo:min-height="1.011cm" fo:min-width="3.555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P6" style:family="paragraph">
      <loext:graphic-properties draw:fill-color="#cccccc"/>
      <style:paragraph-properties fo:text-align="center"/>
      <style:text-properties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>
      <loext:graphic-properties draw:fill-color="#cccccc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text-align="end"/>
      <style:text-properties style:font-name="Liberation Mono"/>
    </style:style>
    <style:style style:name="P13" style:family="paragraph">
      <loext:graphic-properties draw:fill-color="#dddddd"/>
      <style:paragraph-properties fo:text-align="end"/>
      <style:text-properties style:font-name="Liberation Mono"/>
    </style:style>
    <style:style style:name="P14" style:family="paragraph"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>
      <loext:graphic-properties draw:fill-color="#cccccc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>
      <style:paragraph-properties fo:text-align="start"/>
      <style:text-properties style:font-name="Liberation Mono"/>
    </style:style>
    <style:style style:name="T1" style:family="text">
      <style:text-properties style:font-name="Liberation Mono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Liberation Mono" fo:font-size="16pt" style:font-size-asian="16pt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OpenSymbol" fo:font-size="18pt" fo:font-style="normal" fo:text-shadow="none" style:text-underline-style="none" fo:font-weight="normal" style:letter-kerning="true" style:font-name-asian="OpenSymbol" style:font-size-asian="18pt" style:font-style-asian="normal" style:font-weight-asian="normal" style:font-name-complex="OpenSymbo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OpenSymbol" style:font-name-asian="OpenSymbol" style:font-name-complex="OpenSymbol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OpenSymbol" fo:font-size="10pt" fo:font-style="normal" fo:text-shadow="none" style:text-underline-style="none" fo:font-weight="normal" style:letter-kerning="true" style:font-name-asian="OpenSymbol" style:font-size-asian="10pt" style:font-style-asian="normal" style:font-weight-asian="normal" style:font-name-complex="OpenSymbo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61cm" svg:height="2.159cm" svg:x="0.062cm" svg:y="2.032cm">
          <text:p text:style-name="P1">Tactic</text:p>
          <text:p text:style-name="P1">(e.g., <text:span text:style-name="T1">change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461cm" svg:height="4.953cm" svg:x="6.793cm" svg:y="1.778cm">
          <text:p text:style-name="P1"><text:span text:style-name="T2">Kernel</text:span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016cm" svg:height="1.016cm" svg:x="4.467cm" svg:y="1.335cm">
          <text:p text:style-name="P1">t1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249cm" svg:height="0.962cm" svg:x="-0.084cm" svg:y="0.254cm">
          <draw:text-box>
            <text:p><text:span text:style-name="T3">Un</text:span><text:span text:style-name="T3">tru</text:span><text:span text:style-name="T3">st</text:span><text:span text:style-name="T3">ed</text:span></text:p>
          </draw:text-box>
        </draw:frame>
        <draw:frame draw:style-name="gr4" draw:text-style-name="P4" draw:layer="layout" svg:width="2.602cm" svg:height="0.962cm" svg:x="7.017cm" svg:y="0.254cm">
          <draw:text-box>
            <text:p><text:span text:style-name="T3">Tr</text:span><text:span text:style-name="T3">us</text:span><text:span text:style-name="T3">te</text:span><text:span text:style-name="T3">d</text:span></text:p>
          </draw:text-box>
        </draw:frame>
        <draw:custom-shape draw:style-name="gr3" draw:text-style-name="P1" draw:layer="layout" svg:width="1.016cm" svg:height="1.016cm" svg:x="4.467cm" svg:y="3.935cm">
          <text:p text:style-name="P1">t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937cm" svg:height="1.27cm" svg:x="7.428cm" svg:y="3.81cm">
          <text:p text:style-name="P5"><text:span text:style-name="T4">Re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7" draw:layer="layout" svg:x1="5.523cm" svg:y1="1.905cm" svg:x2="8.063cm" svg:y2="3.81cm">
          <text:p/>
        </draw:line>
        <draw:line draw:style-name="gr6" draw:text-style-name="P7" draw:layer="layout" svg:x1="7.428cm" svg:y1="4.445cm" svg:x2="5.396cm" svg:y2="4.445cm">
          <text:p/>
        </draw:line>
        <draw:line draw:style-name="gr7" draw:text-style-name="P7" draw:layer="layout" svg:x1="6.158cm" svg:y1="0cm" svg:x2="6.158cm" svg:y2="6.985cm">
          <text:p/>
        </draw:line>
      </draw:page>
      <draw:page draw:name="page2" draw:style-name="dp1" draw:master-page-name="Default">
        <draw:custom-shape draw:style-name="gr1" draw:text-style-name="P2" draw:layer="layout" svg:width="5.461cm" svg:height="2.159cm" svg:x="0.062cm" svg:y="1.132cm">
          <text:p text:style-name="P1">Tactic</text:p>
          <text:p text:style-name="P1"><text:span text:style-name="T5">(e.g., </text:span><text:span text:style-name="T6">autorew</text:span><text:span text:style-name="T6">rite</text:span><text:span text:style-name="T5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461cm" svg:height="4.953cm" svg:x="6.793cm" svg:y="1.778cm">
          <text:p text:style-name="P1"><text:span text:style-name="T2">Kernel</text:span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3.249cm" svg:height="0.962cm" svg:x="-0.084cm" svg:y="0.254cm">
          <draw:text-box>
            <text:p><text:span text:style-name="T3">Un</text:span><text:span text:style-name="T3">tru</text:span><text:span text:style-name="T3">st</text:span><text:span text:style-name="T3">ed</text:span></text:p>
          </draw:text-box>
        </draw:frame>
        <draw:frame draw:style-name="gr4" draw:text-style-name="P4" draw:layer="layout" svg:width="2.602cm" svg:height="0.962cm" svg:x="7.017cm" svg:y="0.254cm">
          <draw:text-box>
            <text:p><text:span text:style-name="T3">Tr</text:span><text:span text:style-name="T3">us</text:span><text:span text:style-name="T3">te</text:span><text:span text:style-name="T3">d</text:span></text:p>
          </draw:text-box>
        </draw:frame>
        <draw:custom-shape draw:style-name="gr3" draw:text-style-name="P1" draw:layer="layout" svg:width="1.016cm" svg:height="1.016cm" svg:x="2.794cm" svg:y="3.048cm">
          <text:p text:style-name="P1">t2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0.889cm" svg:y1="4.064cm" svg:x2="2.032cm" svg:y2="5.207cm">
          <text:p/>
        </draw:line>
        <draw:line draw:style-name="gr6" draw:text-style-name="P7" draw:layer="layout" svg:x1="2.921cm" svg:y1="5.334cm" svg:x2="3.302cm" svg:y2="4.064cm">
          <text:p/>
        </draw:line>
        <draw:line draw:style-name="gr7" draw:text-style-name="P7" draw:layer="layout" svg:x1="6.158cm" svg:y1="0cm" svg:x2="6.158cm" svg:y2="6.985cm">
          <text:p/>
        </draw:line>
        <draw:custom-shape draw:style-name="gr5" draw:text-style-name="P6" draw:layer="layout" svg:width="3.937cm" svg:height="1.27cm" svg:x="0.762cm" svg:y="5.207cm">
          <text:p text:style-name="P5"><text:span text:style-name="T4">Rewri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032cm" svg:height="2.921cm" svg:x="4.064cm" svg:y="3.175cm">
          <text:p text:style-name="P1"><text:span text:style-name="T7">Proof:</text:span></text:p>
          <text:p text:style-name="P1"><text:span text:style-name="T7">t1 = t2</text:span></text:p>
          <text:p text:style-name="P1"><text:span text:style-name="T8">t1 = u1</text:span></text:p>
          <text:p text:style-name="P1"><text:span text:style-name="T8">u1 = u2</text:span></text:p>
          <text:p text:style-name="P1"><text:span text:style-name="T8">…</text:span></text:p>
          <text:p text:style-name="P1"><text:span text:style-name="T8">un = t2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3" draw:text-style-name="P1" draw:layer="layout" svg:width="1.016cm" svg:height="1.016cm" svg:x="0.381cm" svg:y="3.048cm">
          <text:p text:style-name="P1">t1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3.302cm" svg:y1="5.207cm" svg:x2="4.318cm" svg:y2="4.318cm">
          <text:p/>
        </draw:line>
        <draw:line draw:style-name="gr6" draw:text-style-name="P7" draw:layer="layout" svg:x1="5.842cm" svg:y1="4.318cm" svg:x2="8.001cm" svg:y2="4.318cm">
          <text:p/>
        </draw:line>
      </draw:page>
      <draw:page draw:name="page3" draw:style-name="dp1" draw:master-page-name="Default">
        <draw:line draw:style-name="gr6" draw:text-style-name="P7" draw:layer="layout" svg:x1="2.289cm" svg:y1="3.155cm" svg:x2="2.289cm" svg:y2="4.425cm">
          <text:p/>
        </draw:line>
        <draw:custom-shape draw:style-name="gr9" draw:text-style-name="P2" draw:layer="layout" svg:width="5.461cm" svg:height="1.154cm" svg:x="0.062cm" svg:y="1.132cm">
          <text:p text:style-name="P1">Tac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5.461cm" svg:height="2.286cm" svg:x="6.731cm" svg:y="1.016cm">
          <text:p text:style-name="P1"><text:span text:style-name="T2">Kernel</text:span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3.249cm" svg:height="0.962cm" svg:x="-0.084cm" svg:y="0.254cm">
          <draw:text-box>
            <text:p><text:span text:style-name="T3">Un</text:span><text:span text:style-name="T3">tru</text:span><text:span text:style-name="T3">st</text:span><text:span text:style-name="T3">ed</text:span></text:p>
          </draw:text-box>
        </draw:frame>
        <draw:frame draw:style-name="gr4" draw:text-style-name="P4" draw:layer="layout" svg:width="2.602cm" svg:height="0.962cm" svg:x="7.017cm" svg:y="0.254cm">
          <draw:text-box>
            <text:p><text:span text:style-name="T3">Tr</text:span><text:span text:style-name="T3">us</text:span><text:span text:style-name="T3">te</text:span><text:span text:style-name="T3">d</text:span></text:p>
          </draw:text-box>
        </draw:frame>
        <draw:custom-shape draw:style-name="gr11" draw:text-style-name="P1" draw:layer="layout" svg:width="1.397cm" svg:height="1.016cm" svg:x="1.651cm" svg:y="2.159cm">
          <text:p text:style-name="P1">rules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0.889cm" svg:y1="3.175cm" svg:x2="0.889cm" svg:y2="4.445cm">
          <text:p/>
        </draw:line>
        <draw:line draw:style-name="gr7" draw:text-style-name="P7" draw:layer="layout" svg:x1="6.158cm" svg:y1="0cm" svg:x2="6.158cm" svg:y2="6.985cm">
          <text:p/>
        </draw:line>
        <draw:custom-shape draw:style-name="gr12" draw:text-style-name="P6" draw:layer="layout" svg:width="3.937cm" svg:height="0.889cm" svg:x="0.635cm" svg:y="5.207cm">
          <text:p text:style-name="P5"><text:span text:style-name="T4">ML A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016cm" svg:height="1.016cm" svg:x="0.381cm" svg:y="2.159cm">
          <text:p text:style-name="P1">t1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5.461cm" svg:y1="2.54cm" svg:x2="6.985cm" svg:y2="1.651cm">
          <text:p/>
        </draw:line>
        <draw:custom-shape draw:style-name="gr10" draw:text-style-name="P3" draw:layer="layout" svg:width="5.461cm" svg:height="2.286cm" svg:x="6.731cm" svg:y="4.137cm">
          <text:p text:style-name="P1"><text:span text:style-name="T2">ML Comp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016cm" svg:height="1.016cm" svg:x="0.381cm" svg:y="4.318cm">
          <text:p text:style-name="P1"><text:span text:style-name="T9">⌊</text:span><text:span text:style-name="T10">t1</text:span><text:span text:style-name="T11">⌋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286cm" svg:height="0.635cm" svg:x="0.454cm" svg:y="3.429cm">
          <text:p text:style-name="P9"><text:span text:style-name="T12">re</text:span><text:span text:style-name="T12">ifi</text:span><text:span text:style-name="T12">c</text:span><text:span text:style-name="T12">ati</text:span><text:span text:style-name="T12">o</text:span><text:span text:style-name="T12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1.73cm" svg:height="1.016cm" svg:x="1.651cm" svg:y="4.318cm">
          <text:p text:style-name="P1"><text:span text:style-name="T9">⌊</text:span><text:span text:style-name="T10">rules</text:span><text:span text:style-name="T11">⌋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73cm" svg:height="1.016cm" svg:x="3.651cm" svg:y="4.318cm">
          <text:p text:style-name="P8"><text:span text:style-name="T7">red</text:span><text:span text:style-name="T7">uc</text:span><text:span text:style-name="T7">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032cm" svg:height="0.889cm" svg:x="3.556cm" svg:y="2.032cm">
          <text:p text:style-name="P11"><text:span text:style-name="T13">Proof</text:span><text:span text:style-name="T13">:</text:span></text:p>
          <text:p text:style-name="P11"><text:span text:style-name="T14">⌈</text:span><text:span text:style-name="T14">⌊</text:span><text:span text:style-name="T15">t1</text:span><text:span text:style-name="T14">⌋⌉</text:span><text:span text:style-name="T13"> </text:span><text:span text:style-name="T13">= t1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6" draw:text-style-name="P7" draw:layer="layout" svg:x1="2.667cm" svg:y1="3.556cm" svg:x2="3.683cm" svg:y2="2.54cm">
          <text:p/>
        </draw:line>
        <draw:custom-shape draw:style-name="gr16" draw:text-style-name="P11" draw:layer="layout" svg:width="2.539cm" svg:height="0.889cm" svg:x="3.557cm" svg:y="2.921cm">
          <text:p text:style-name="P11"><text:span text:style-name="T13">Proof:</text:span></text:p>
          <text:p text:style-name="P11"><text:span text:style-name="T14">⌈</text:span><text:span text:style-name="T14">⌊</text:span><text:span text:style-name="T15">rules</text:span><text:span text:style-name="T14">⌋⌉</text:span><text:span text:style-name="T13"> = rules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6" draw:text-style-name="P11" draw:layer="layout" svg:width="2.539cm" svg:height="0.889cm" svg:x="3.557cm" svg:y="3.721cm">
          <text:p text:style-name="P11"><text:span text:style-name="T13">Proof:</text:span></text:p>
          <text:p text:style-name="P11"><text:span text:style-name="T13">reducer sound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6" draw:text-style-name="P7" draw:layer="layout" svg:x1="6.041cm" svg:y1="3.261cm" svg:x2="7.565cm" svg:y2="2.372cm">
          <text:p/>
        </draw:line>
        <draw:line draw:style-name="gr6" draw:text-style-name="P7" draw:layer="layout" svg:x1="6.021cm" svg:y1="4.082cm" svg:x2="7.545cm" svg:y2="3.193cm">
          <text:p/>
        </draw:line>
        <draw:line draw:style-name="gr6" draw:text-style-name="P7" draw:layer="layout" svg:x1="2.747cm" svg:y1="3.777cm" svg:x2="3.683cm" svg:y2="3.302cm">
          <text:p/>
        </draw:line>
        <draw:path draw:style-name="gr17" draw:text-style-name="P7" draw:layer="layout" svg:width="2.392cm" svg:height="0.49cm" draw:transform="rotate (-0.358839694210034) translate (4.74432258837693cm 4.87456955657654cm)" svg:viewBox="0 0 2393 491" svg:d="M0 491c1085 0 2393-491 2393-491">
          <text:p/>
        </draw:path>
        <draw:path draw:style-name="gr17" draw:text-style-name="P7" draw:layer="layout" svg:width="4.102cm" svg:height="1.487cm" draw:transform="rotate (-0.493928178314395) translate (3.24544788557036cm 4.02384109819129cm)" svg:viewBox="0 0 4103 1488" svg:d="M0 1488c1875 0 4103-1488 4103-1488">
          <text:p/>
        </draw:path>
        <draw:path draw:style-name="gr17" draw:text-style-name="P7" draw:layer="layout" svg:width="6.063cm" svg:height="1.083cm" draw:transform="rotate (-0.321664181142555) translate (1.23164555020735cm 4.30576731855809cm)" svg:viewBox="0 0 6064 1084" svg:d="M0 1084c3213 0 6064-1084 6064-1084">
          <text:p/>
        </draw:path>
        <draw:custom-shape draw:style-name="gr18" draw:text-style-name="P11" draw:layer="layout" svg:width="2.159cm" svg:height="0.635cm" svg:x="6.985cm" svg:y="5.634cm">
          <text:p text:style-name="P11"><text:span text:style-name="T13">ML program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159cm" svg:height="0.635cm" svg:x="9.685cm" svg:y="5.634cm">
          <text:p text:style-name="P11"><text:span text:style-name="T13">Native code</text:span></text:p>
          <draw:enhanced-geometry svg:viewBox="0 0 21600 21600" draw:type="rectangle" draw:enhanced-path="M 0 0 L 21600 0 21600 21600 0 21600 0 0 Z N"/>
        </draw:custom-shape>
        <draw:line draw:style-name="gr19" draw:text-style-name="P7" draw:layer="layout" svg:x1="9.144cm" svg:y1="5.969cm" svg:x2="9.779cm" svg:y2="5.969cm">
          <text:p/>
        </draw:line>
        <draw:custom-shape draw:style-name="gr20" draw:text-style-name="P1" draw:layer="layout" svg:width="1.016cm" svg:height="0.635cm" svg:x="7.366cm" svg:y="3.683cm">
          <text:p text:style-name="P1">t2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3.682cm" svg:height="0.889cm" svg:x="8.383cm" svg:y="3.429cm">
          <text:p text:style-name="P11"><text:span text:style-name="T13">“</text:span><text:span text:style-name="T13">Trust me”:</text:span></text:p>
          <text:p text:style-name="P11"><text:span text:style-name="T16">that is the real result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path draw:style-name="gr17" draw:text-style-name="P7" draw:layer="layout" svg:width="1.925cm" svg:height="0.947cm" draw:transform="rotate (2.03453030904979) translate (9.07538508045575cm 6.04039822199961cm)" svg:viewBox="0 0 1926 948" svg:d="M0 940c140 36 253-64 339-151 92-93 201-169 261-294 53-109 128-212 225-288 101-79 214-163 345-161 132 1 266 3 398 5l138-23 138-23 82-5">
          <text:p/>
        </draw:path>
        <draw:path draw:style-name="gr17" draw:text-style-name="P7" draw:layer="layout" svg:width="2.328cm" svg:height="2.389cm" draw:transform="rotate (1.5707963267949) translate (5.517cm 3.672cm)" svg:viewBox="0 0 2329 2390" svg:d="M0 2379c134 0 268 5 400 0 137-6 286 40 411-20 136-65 279-71 410-144s271-132 400-205c137-78 250-197 348-318 91-112 165-239 226-369 57-120 90-250 113-380 20-117 18-232 20-348 3-116 0-233 0-349v-113l-10-113v-20">
          <text:p/>
        </draw:path>
        <draw:path draw:style-name="gr17" draw:text-style-name="P7" draw:layer="layout" svg:width="2.187cm" svg:height="4.224cm" draw:transform="rotate (1.40830617343422) translate (4.64930341113893cm 2.74143871138655cm)" svg:viewBox="0 0 2188 4225" svg:d="M0 4225c142-36 264-117 398-169 116-46 224-112 338-159 144-59 210-199 340-264 144-71 225-209 334-315s218-217 296-349c77-130 135-269 193-406 49-115 49-245 97-359 61-145 124-292 144-449 16-121 57-238 46-362-14-143-13-287-40-429-24-124-19-257-62-375-45-126-112-250-221-337l-79-102-89-100-71-50">
          <text:p/>
        </draw:path>
      </draw:page>
      <draw:page draw:name="page4" draw:style-name="dp1" draw:master-page-name="Default">
        <draw:custom-shape draw:style-name="gr22" draw:text-style-name="P13" draw:layer="layout" svg:width="5.461cm" svg:height="2.413cm" svg:x="0.254cm" svg:y="1.505cm">
          <text:p text:style-name="P12"><text:span text:style-name="T1">Mak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3.249cm" svg:height="0.962cm" svg:x="-0.084cm" svg:y="0.254cm">
          <draw:text-box>
            <text:p><text:span text:style-name="T3">Untr</text:span><text:span text:style-name="T3">uste</text:span><text:span text:style-name="T3">d</text:span></text:p>
          </draw:text-box>
        </draw:frame>
        <draw:frame draw:style-name="gr4" draw:text-style-name="P4" draw:layer="layout" svg:width="2.602cm" svg:height="0.962cm" svg:x="7.017cm" svg:y="0.254cm">
          <draw:text-box>
            <text:p><text:span text:style-name="T3">Tru</text:span><text:span text:style-name="T3">ste</text:span><text:span text:style-name="T3">d</text:span></text:p>
          </draw:text-box>
        </draw:frame>
        <draw:line draw:style-name="gr7" draw:text-style-name="P7" draw:layer="layout" svg:x1="6.158cm" svg:y1="0cm" svg:x2="6.158cm" svg:y2="6.985cm">
          <text:p/>
        </draw:line>
        <draw:custom-shape draw:style-name="gr2" draw:text-style-name="P3" draw:layer="layout" svg:width="5.461cm" svg:height="4.953cm" svg:x="6.793cm" svg:y="1.778cm">
          <text:p text:style-name="P1"><text:span text:style-name="T2">K</text:span><text:span text:style-name="T2">e</text:span><text:span text:style-name="T2">r</text:span><text:span text:style-name="T2">n</text:span><text:span text:style-name="T2">el</text:span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draw:layer="layout" svg:width="3.937cm" svg:height="1.651cm" svg:x="7.428cm" svg:y="3.429cm">
          <text:p text:style-name="P5"><text:span text:style-name="T17">Full</text:span></text:p>
          <text:p text:style-name="P5"><text:span text:style-name="T4">Re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397cm" svg:height="1.016cm" svg:x="3.556cm" svg:y="0.254cm">
          <text:p text:style-name="P1">rules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3.556cm" svg:y1="0.889cm" svg:x2="1.397cm" svg:y2="2.648cm">
          <text:p/>
        </draw:line>
        <draw:custom-shape draw:style-name="gr14" draw:text-style-name="P1" draw:layer="layout" svg:width="1.73cm" svg:height="1.016cm" svg:x="0.556cm" svg:y="2.648cm">
          <text:p text:style-name="P1"><text:span text:style-name="T9">⌊</text:span><text:span text:style-name="T10">rule</text:span><text:span text:style-name="T10">s</text:span><text:span text:style-name="T11">⌋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1.984cm" svg:height="1.27cm" svg:x="2.794cm" svg:y="2.521cm">
          <text:p text:style-name="P14"><text:span text:style-name="T5">P.E</text:span><text:span text:style-name="T5">.</text:span></text:p>
          <text:p text:style-name="P14"><text:span text:style-name="T5">en</text:span><text:span text:style-name="T5">gin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1.269cm" svg:height="0.508cm" svg:x="4.319cm" svg:y="2.394cm">
          <text:p text:style-name="P11"><text:span text:style-name="T13">Proof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6" draw:text-style-name="P8" draw:layer="layout" svg:width="5.461cm" svg:height="0.635cm" svg:x="0.381cm" svg:y="4.045cm">
          <text:p text:style-name="P8"><text:span text:style-name="T7">S</text:span><text:span text:style-name="T7">p</text:span><text:span text:style-name="T7">e</text:span><text:span text:style-name="T7">ci</text:span><text:span text:style-name="T7">ali</text:span><text:span text:style-name="T7">z</text:span><text:span text:style-name="T7">e</text:span><text:span text:style-name="T7">d </text:span><text:span text:style-name="T7">P.</text:span><text:span text:style-name="T7">E. </text:span><text:span text:style-name="T7">e</text:span><text:span text:style-name="T7">n</text:span><text:span text:style-name="T7">gi</text:span><text:span text:style-name="T7">n</text:span><text:span text:style-name="T7">e</text:span></text:p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0.875cm" svg:height="0.962cm" svg:x="2.146cm" svg:y="2.648cm">
          <draw:text-box>
            <text:p>+</text:p>
          </draw:text-box>
        </draw:frame>
        <draw:line draw:style-name="gr6" draw:text-style-name="P7" draw:layer="layout" svg:x1="1.397cm" svg:y1="3.664cm" svg:x2="2.286cm" svg:y2="4.172cm">
          <text:p/>
        </draw:line>
        <draw:line draw:style-name="gr6" draw:text-style-name="P7" draw:layer="layout" svg:x1="4.191cm" svg:y1="3.791cm" svg:x2="3.175cm" svg:y2="4.172cm">
          <text:p/>
        </draw:line>
        <draw:custom-shape draw:style-name="gr25" draw:text-style-name="P11" draw:layer="layout" svg:width="1.269cm" svg:height="0.508cm" svg:x="4.827cm" svg:y="3.791cm">
          <text:p text:style-name="P11"><text:span text:style-name="T13">Pro</text:span><text:span text:style-name="T13">of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6" draw:text-style-name="P7" draw:layer="layout" svg:x1="5.08cm" svg:y1="2.902cm" svg:x2="5.461cm" svg:y2="3.791cm">
          <text:p/>
        </draw:line>
        <draw:custom-shape draw:style-name="gr27" draw:text-style-name="P17" draw:layer="layout" svg:width="1.704cm" svg:height="0.381cm" svg:x="1.408cm" svg:y="1.759cm">
          <text:p text:style-name="P16"><text:span text:style-name="T18">re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016cm" svg:height="1.016cm" svg:x="0.381cm" svg:y="5.08cm">
          <text:p text:style-name="P1">t1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191cm" svg:height="1.397cm" svg:x="1.524cm" svg:y="4.807cm">
          <text:p text:style-name="P18"><text:span text:style-name="T1">Rewr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016cm" svg:height="1.016cm" svg:x="4.572cm" svg:y="5.08cm">
          <text:p text:style-name="P1"><text:span text:style-name="T9">⌊</text:span><text:span text:style-name="T10">t1</text:span><text:span text:style-name="T11">⌋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.397cm" svg:y1="5.842cm" svg:x2="4.572cm" svg:y2="5.842cm">
          <text:p/>
        </draw:line>
        <draw:custom-shape draw:style-name="gr27" draw:text-style-name="P17" draw:layer="layout" svg:width="1.704cm" svg:height="0.381cm" svg:x="1.825cm" svg:y="5.688cm">
          <text:p text:style-name="P16"><text:span text:style-name="T18">re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7" draw:layer="layout" svg:x1="5.842cm" svg:y1="4.445cm" svg:x2="7.493cm" svg:y2="4.445cm">
          <text:p/>
        </draw:line>
        <draw:line draw:style-name="gr6" draw:text-style-name="P7" draw:layer="layout" svg:x1="5.588cm" svg:y1="5.588cm" svg:x2="7.493cm" svg:y2="4.826cm">
          <text:p/>
        </draw:line>
        <draw:custom-shape draw:style-name="gr20" draw:text-style-name="P1" draw:layer="layout" svg:width="1.016cm" svg:height="0.635cm" svg:x="5.08cm" svg:y="6.223cm">
          <text:p text:style-name="P1"><text:span text:style-name="T9">⌊</text:span><text:span text:style-name="T10">t2</text:span><text:span text:style-name="T11">⌋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8.001cm" svg:y1="5.08cm" svg:x2="6.096cm" svg:y2="6.477cm">
          <text:p/>
        </draw:line>
        <draw:custom-shape draw:style-name="gr20" draw:text-style-name="P1" draw:layer="layout" svg:width="1.016cm" svg:height="0.635cm" svg:x="1.28cm" svg:y="6.236cm">
          <text:p text:style-name="P1"><text:span text:style-name="T10">t2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5.08cm" svg:y1="6.604cm" svg:x2="2.286cm" svg:y2="6.604cm">
          <text:p/>
        </draw:line>
        <draw:custom-shape draw:style-name="gr27" draw:text-style-name="P17" draw:layer="layout" svg:width="1.704cm" svg:height="0.381cm" svg:x="3.175cm" svg:y="6.35cm">
          <text:p text:style-name="P16"><text:span text:style-name="T18">deno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7" draw:layer="layout" svg:x1="6.096cm" svg:y1="4.064cm" svg:x2="7.62cm" svg:y2="4.1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446cm" fo:page-height="6.85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0T14:27:28.020616680</meta:creation-date>
    <dc:date>2019-11-10T15:43:57.236810134</dc:date>
    <meta:editing-duration>PT30M29S</meta:editing-duration>
    <meta:editing-cycles>6</meta:editing-cycles>
    <meta:generator>LibreOffice/6.0.7.3$Linux_X86_64 LibreOffice_project/00m0$Build-3</meta:generator>
    <meta:document-statistic meta:object-count="88"/>
  </office:meta>
</office:document-meta>
</file>